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eeeeee" draw:textarea-horizontal-align="justify" draw:textarea-vertical-align="middle" draw:auto-grow-height="false" fo:min-height="1.25cm" fo:min-width="5.7cm"/>
    </style:style>
    <style:style style:name="gr2" style:family="graphic" style:parent-style-name="standard">
      <style:graphic-properties svg:stroke-color="#111111" draw:fill-color="#eeeeee" draw:textarea-horizontal-align="justify" draw:textarea-vertical-align="middle" draw:auto-grow-height="false" fo:min-height="1.25cm" fo:min-width="4.2cm"/>
    </style:style>
    <style:style style:name="gr3" style:family="graphic" style:parent-style-name="standard">
      <style:graphic-properties svg:stroke-color="#111111" draw:fill-color="#eeeeee" draw:textarea-horizontal-align="justify" draw:textarea-vertical-align="middle" draw:auto-grow-height="false" fo:min-height="1.25cm" fo:min-width="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2cm" svg:height="1.5cm" svg:x="11.5cm" svg:y="1.9cm">
          <text:p text:style-name="P1">Main pag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cm" svg:height="1.5cm" svg:x="1.6cm" svg:y="6.4cm">
          <text:p text:style-name="P1">Employer</text:p>
          <text:p text:style-name="P1">Registration/Sgin i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cm" svg:height="1.5cm" svg:x="24.8cm" svg:y="12.4cm">
          <text:p text:style-name="P1">About u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cm" svg:height="1.5cm" svg:x="24.8cm" svg:y="6.4cm">
          <text:p text:style-name="P1">Feedback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cm" svg:height="1.5cm" svg:x="24.8cm" svg:y="9.4cm">
          <text:p text:style-name="P1">Contact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cm" svg:height="1.5cm" svg:x="12.3cm" svg:y="6.4cm">
          <text:p text:style-name="P1">Staff</text:p>
          <text:p text:style-name="P1">Search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cm" svg:height="1.5cm" svg:x="1.6cm" svg:y="9.4cm">
          <text:p text:style-name="P1">Employer</text:p>
          <text:p text:style-name="P1">Pag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cm" svg:height="1.5cm" svg:x="1.6cm" svg:y="12.4cm">
          <text:p text:style-name="P1">Employer</text:p>
          <text:p text:style-name="P1">Feedback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cm" svg:height="1.5cm" svg:x="25cm" svg:y="15.4cm">
          <text:p text:style-name="P1">History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4.5cm" svg:y1="3.4cm" svg:x2="14.5cm" svg:y2="4.9cm">
          <text:p/>
        </draw:line>
        <draw:line draw:style-name="gr4" draw:text-style-name="P3" draw:layer="layout" svg:x1="14cm" svg:y1="4.9cm" svg:x2="4cm" svg:y2="4.9cm">
          <text:p/>
        </draw:line>
        <draw:line draw:style-name="gr4" draw:text-style-name="P3" draw:layer="layout" svg:x1="14cm" svg:y1="4.9cm" svg:x2="23.9cm" svg:y2="4.9cm">
          <text:p/>
        </draw:line>
        <draw:line draw:style-name="gr5" draw:text-style-name="P3" draw:layer="layout" svg:x1="9.3cm" svg:y1="4.9cm" svg:x2="9.3cm" svg:y2="6.4cm">
          <text:p/>
        </draw:line>
        <draw:custom-shape draw:style-name="gr2" draw:text-style-name="P2" draw:layer="layout" svg:width="4.7cm" svg:height="1.5cm" svg:x="18cm" svg:y="6.4cm">
          <text:p text:style-name="P1">Job seeker</text:p>
          <text:p text:style-name="P1">Registration/Sgin in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4.5cm" svg:y1="4.9cm" svg:x2="14.5cm" svg:y2="6.4cm">
          <text:p/>
        </draw:line>
        <draw:line draw:style-name="gr5" draw:text-style-name="P3" draw:layer="layout" svg:x1="4cm" svg:y1="4.9cm" svg:x2="4cm" svg:y2="6.4cm">
          <text:p/>
        </draw:line>
        <draw:custom-shape draw:style-name="gr2" draw:text-style-name="P2" draw:layer="layout" svg:width="4.7cm" svg:height="1.5cm" svg:x="7cm" svg:y="6.4cm">
          <text:p text:style-name="P1">Job</text:p>
          <text:p text:style-name="P1">Search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cm" svg:y1="7.9cm" svg:x2="4cm" svg:y2="9.4cm">
          <text:p/>
        </draw:line>
        <draw:line draw:style-name="gr5" draw:text-style-name="P3" draw:layer="layout" svg:x1="4cm" svg:y1="10.9cm" svg:x2="4cm" svg:y2="12.4cm">
          <text:p/>
        </draw:line>
        <draw:custom-shape draw:style-name="gr2" draw:text-style-name="P2" draw:layer="layout" svg:width="4.7cm" svg:height="1.5cm" svg:x="18cm" svg:y="9.4cm">
          <text:p text:style-name="P1">Job seeker</text:p>
          <text:p text:style-name="P1">Pag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cm" svg:height="1.5cm" svg:x="18cm" svg:y="12.4cm">
          <text:p text:style-name="P1">Job seeker</text:p>
          <text:p text:style-name="P1">Feedback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0.4cm" svg:y1="7.9cm" svg:x2="20.4cm" svg:y2="9.4cm">
          <text:p/>
        </draw:line>
        <draw:line draw:style-name="gr5" draw:text-style-name="P3" draw:layer="layout" svg:x1="20.4cm" svg:y1="10.9cm" svg:x2="20.4cm" svg:y2="12.4cm">
          <text:p/>
        </draw:line>
        <draw:line draw:style-name="gr6" draw:text-style-name="P3" draw:layer="layout" svg:x1="9.3cm" svg:y1="7.9cm" svg:x2="9.3cm" svg:y2="13.2cm">
          <text:p/>
        </draw:line>
        <draw:line draw:style-name="gr5" draw:text-style-name="P3" draw:layer="layout" svg:x1="9.3cm" svg:y1="13.2cm" svg:x2="6.3cm" svg:y2="13.2cm">
          <text:p/>
        </draw:line>
        <draw:line draw:style-name="gr6" draw:text-style-name="P3" draw:layer="layout" svg:x1="14.5cm" svg:y1="7.9cm" svg:x2="14.5cm" svg:y2="13.2cm">
          <text:p/>
        </draw:line>
        <draw:line draw:style-name="gr6" draw:text-style-name="P3" draw:layer="layout" svg:x1="9.3cm" svg:y1="7.9cm" svg:x2="9.3cm" svg:y2="13.2cm">
          <text:p/>
        </draw:line>
        <draw:line draw:style-name="gr6" draw:text-style-name="P3" draw:layer="layout" svg:x1="14.5cm" svg:y1="7.9cm" svg:x2="14.5cm" svg:y2="13.2cm">
          <text:p/>
        </draw:line>
        <draw:line draw:style-name="gr5" draw:text-style-name="P3" draw:layer="layout" svg:x1="14.5cm" svg:y1="13.2cm" svg:x2="18cm" svg:y2="13.2cm">
          <text:p/>
        </draw:line>
        <draw:line draw:style-name="gr5" draw:text-style-name="P3" draw:layer="layout" svg:x1="20.4cm" svg:y1="4.9cm" svg:x2="20.4cm" svg:y2="6.4cm">
          <text:p/>
        </draw:line>
        <draw:line draw:style-name="gr5" draw:text-style-name="P3" draw:layer="layout" svg:x1="26.6cm" svg:y1="13.9cm" svg:x2="26.6cm" svg:y2="15.4cm">
          <text:p/>
        </draw:line>
        <draw:line draw:style-name="gr4" draw:text-style-name="P3" draw:layer="layout" svg:x1="14.5cm" svg:y1="3.4cm" svg:x2="14.5cm" svg:y2="4.9cm">
          <text:p/>
        </draw:line>
        <draw:line draw:style-name="gr4" draw:text-style-name="P3" draw:layer="layout" svg:x1="14cm" svg:y1="4.9cm" svg:x2="4cm" svg:y2="4.9cm">
          <text:p/>
        </draw:line>
        <draw:line draw:style-name="gr4" draw:text-style-name="P3" draw:layer="layout" svg:x1="14cm" svg:y1="4.9cm" svg:x2="24cm" svg:y2="4.9cm">
          <text:p/>
        </draw:line>
        <draw:line draw:style-name="gr4" draw:text-style-name="P3" draw:layer="layout" svg:x1="24cm" svg:y1="4.9cm" svg:x2="24cm" svg:y2="13.2cm">
          <text:p/>
        </draw:line>
        <draw:line draw:style-name="gr5" draw:text-style-name="P3" draw:layer="layout" svg:x1="24cm" svg:y1="7.1cm" svg:x2="24.8cm" svg:y2="7.1cm">
          <text:p/>
        </draw:line>
        <draw:line draw:style-name="gr5" draw:text-style-name="P3" draw:layer="layout" svg:x1="24cm" svg:y1="10.1cm" svg:x2="24.8cm" svg:y2="10.1cm">
          <text:p/>
        </draw:line>
        <draw:line draw:style-name="gr5" draw:text-style-name="P3" draw:layer="layout" svg:x1="24cm" svg:y1="13.2cm" svg:x2="24.8cm" svg:y2="13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1T16:08:04.288080360</meta:creation-date>
    <dc:date>2020-03-12T08:40:50.022333763</dc:date>
    <meta:editing-duration>PT49M28S</meta:editing-duration>
    <meta:editing-cycles>7</meta:editing-cycles>
    <meta:generator>LibreOffice/6.0.7.3$Linux_X86_64 LibreOffice_project/00m0$Build-3</meta:generator>
    <meta:document-statistic meta:object-count="38"/>
  </office:meta>
</office:document-meta>
</file>